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language="en" fo:country="US"/>
    </style:style>
    <style:style style:name="P2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5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8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1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P12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13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1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9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2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2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2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4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/>
    </style:style>
    <style:style style:name="T2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6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2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8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2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3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2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3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4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3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6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40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4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4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4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44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4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46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4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48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4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5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5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52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5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54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5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56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5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5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5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60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6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62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6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64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65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6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6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6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6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70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71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72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73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74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7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7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7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7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7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80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81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8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8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8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85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8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87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8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89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90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91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92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93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9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9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9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97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98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99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100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101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10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03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10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05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 fo:language="en" fo:country="US"/>
    </style:style>
    <style:style style:name="T106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107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 fo:language="en" fo:country="US"/>
    </style:style>
    <style:style style:name="T108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109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 fo:language="en" fo:country="US"/>
    </style:style>
    <style:style style:name="T110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111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 fo:language="en" fo:country="US"/>
    </style:style>
    <style:style style:name="T11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13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 fo:language="en" fo:country="US"/>
    </style:style>
    <style:style style:name="T11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15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116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11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1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1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20" style:parent-style-name="Обычный" style:family="paragraph">
      <style:text-properties fo:language="en" fo:country="US"/>
    </style:style>
    <style:style style:name="P121" style:parent-style-name="Обычный" style:family="paragraph">
      <style:text-properties fo:language="en" fo:country="US"/>
    </style:style>
    <style:style style:name="P122" style:parent-style-name="Обычный" style:family="paragraph">
      <style:text-properties fo:language="en" fo:country="US"/>
    </style:style>
    <style:style style:name="P123" style:parent-style-name="Обычный" style:family="paragraph">
      <style:text-properties fo:language="en" fo:country="US"/>
    </style:style>
    <style:style style:name="P124" style:parent-style-name="Обычный" style:family="paragraph">
      <style:paragraph-properties style:text-autospace="none" fo:margin-bottom="0in" fo:line-height="100%"/>
    </style:style>
    <style:style style:name="T12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2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27" style:parent-style-name="Обычный" style:family="paragraph">
      <style:paragraph-properties style:text-autospace="none" fo:margin-bottom="0in" fo:line-height="100%"/>
    </style:style>
    <style:style style:name="T128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2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30" style:parent-style-name="Обычный" style:family="paragraph">
      <style:paragraph-properties style:text-autospace="none" fo:margin-bottom="0in" fo:line-height="100%"/>
    </style:style>
    <style:style style:name="T13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3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33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P134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35" style:parent-style-name="Обычный" style:family="paragraph">
      <style:paragraph-properties style:text-autospace="none" fo:margin-bottom="0in" fo:line-height="100%"/>
    </style:style>
    <style:style style:name="T13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3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3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3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4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41" style:parent-style-name="Обычный" style:family="paragraph">
      <style:paragraph-properties style:text-autospace="none" fo:margin-bottom="0in" fo:line-height="100%"/>
    </style:style>
    <style:style style:name="T14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4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144" style:parent-style-name="Обычный" style:family="paragraph">
      <style:paragraph-properties style:text-autospace="none" fo:margin-bottom="0in" fo:line-height="100%"/>
    </style:style>
    <style:style style:name="T14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146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/>
    </style:style>
    <style:style style:name="T14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148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149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150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 fo:language="en" fo:country="US"/>
    </style:style>
    <style:style style:name="T151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15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153" style:parent-style-name="Обычный" style:family="paragraph">
      <style:paragraph-properties style:text-autospace="none" fo:margin-bottom="0in" fo:line-height="100%"/>
    </style:style>
    <style:style style:name="T15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15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5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57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15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59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16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61" style:parent-style-name="Обычный" style:family="paragraph">
      <style:paragraph-properties style:text-autospace="none" fo:margin-bottom="0in" fo:line-height="100%"/>
    </style:style>
    <style:style style:name="T16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6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6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65" style:parent-style-name="Обычный" style:family="paragraph">
      <style:paragraph-properties style:text-autospace="none" fo:margin-bottom="0in" fo:line-height="100%"/>
    </style:style>
    <style:style style:name="T16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6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6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6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7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71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72" style:parent-style-name="Обычный" style:family="paragraph">
      <style:paragraph-properties style:text-autospace="none" fo:margin-bottom="0in" fo:line-height="100%"/>
    </style:style>
    <style:style style:name="T17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7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7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76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17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78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17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80" style:parent-style-name="Обычный" style:family="paragraph">
      <style:paragraph-properties style:text-autospace="none" fo:margin-bottom="0in" fo:line-height="100%"/>
    </style:style>
    <style:style style:name="T18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82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18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84" style:parent-style-name="Обычный" style:family="paragraph">
      <style:paragraph-properties style:text-autospace="none" fo:margin-bottom="0in" fo:line-height="100%"/>
    </style:style>
    <style:style style:name="T18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86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18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188" style:parent-style-name="Обычный" style:family="paragraph">
      <style:paragraph-properties style:text-autospace="none" fo:margin-bottom="0in" fo:line-height="100%"/>
    </style:style>
    <style:style style:name="T18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19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191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192" style:parent-style-name="Обычный" style:family="paragraph">
      <style:paragraph-properties style:text-autospace="none" fo:margin-bottom="0in" fo:line-height="100%"/>
    </style:style>
    <style:style style:name="T19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194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/>
    </style:style>
    <style:style style:name="T19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196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19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198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19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00" style:parent-style-name="Обычный" style:family="paragraph">
      <style:paragraph-properties style:text-autospace="none" fo:margin-bottom="0in" fo:line-height="100%"/>
    </style:style>
    <style:style style:name="T20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0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0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04" style:parent-style-name="Обычный" style:family="paragraph">
      <style:text-properties fo:language="en" fo:country="US"/>
    </style:style>
    <style:style style:name="P205" style:parent-style-name="Обычный" style:family="paragraph">
      <style:text-properties fo:language="en" fo:country="US"/>
    </style:style>
    <style:style style:name="P206" style:parent-style-name="Обычный" style:family="paragraph">
      <style:paragraph-properties style:text-autospace="none" fo:margin-bottom="0in" fo:line-height="100%"/>
    </style:style>
    <style:style style:name="T20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0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09" style:parent-style-name="Обычный" style:family="paragraph">
      <style:paragraph-properties style:text-autospace="none" fo:margin-bottom="0in" fo:line-height="100%"/>
    </style:style>
    <style:style style:name="T21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1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1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13" style:parent-style-name="Обычный" style:family="paragraph">
      <style:paragraph-properties style:text-autospace="none" fo:margin-bottom="0in" fo:line-height="100%"/>
    </style:style>
    <style:style style:name="T21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1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16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P217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18" style:parent-style-name="Обычный" style:family="paragraph">
      <style:paragraph-properties style:text-autospace="none" fo:margin-bottom="0in" fo:line-height="100%"/>
    </style:style>
    <style:style style:name="T21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2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2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2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2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2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2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26" style:parent-style-name="Обычный" style:family="paragraph">
      <style:paragraph-properties style:text-autospace="none" fo:margin-bottom="0in" fo:line-height="100%"/>
    </style:style>
    <style:style style:name="T22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2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29" style:parent-style-name="Обычный" style:family="paragraph">
      <style:paragraph-properties style:text-autospace="none" fo:margin-bottom="0in" fo:line-height="100%"/>
    </style:style>
    <style:style style:name="T23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31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/>
    </style:style>
    <style:style style:name="T23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33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23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35" style:parent-style-name="Обычный" style:family="paragraph">
      <style:paragraph-properties style:text-autospace="none" fo:margin-bottom="0in" fo:line-height="100%"/>
    </style:style>
    <style:style style:name="T23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3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3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39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24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41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24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43" style:parent-style-name="Обычный" style:family="paragraph">
      <style:paragraph-properties style:text-autospace="none" fo:margin-bottom="0in" fo:line-height="100%"/>
    </style:style>
    <style:style style:name="T24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4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4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4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4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49" style:parent-style-name="Обычный" style:family="paragraph">
      <style:paragraph-properties style:text-autospace="none" fo:margin-bottom="0in" fo:line-height="100%"/>
    </style:style>
    <style:style style:name="T25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5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5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5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5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5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56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57" style:parent-style-name="Обычный" style:family="paragraph">
      <style:paragraph-properties style:text-autospace="none" fo:margin-bottom="0in" fo:line-height="100%"/>
    </style:style>
    <style:style style:name="T25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5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6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61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26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63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26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65" style:parent-style-name="Обычный" style:family="paragraph">
      <style:paragraph-properties style:text-autospace="none" fo:margin-bottom="0in" fo:line-height="100%"/>
    </style:style>
    <style:style style:name="T26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6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26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69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70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71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72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73" style:parent-style-name="Обычный" style:family="paragraph">
      <style:paragraph-properties style:text-autospace="none" fo:margin-bottom="0in" fo:line-height="100%"/>
    </style:style>
    <style:style style:name="T27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75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P276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77" style:parent-style-name="Обычный" style:family="paragraph">
      <style:paragraph-properties style:text-autospace="none" fo:margin-bottom="0in" fo:line-height="100%"/>
    </style:style>
    <style:style style:name="T27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7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80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28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282" style:parent-style-name="Обычный" style:family="paragraph">
      <style:paragraph-properties style:text-autospace="none" fo:margin-bottom="0in" fo:line-height="100%"/>
    </style:style>
    <style:style style:name="T28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28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85" style:parent-style-name="Обычный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86" style:parent-style-name="Обычный" style:family="paragraph">
      <style:paragraph-properties style:text-autospace="none" fo:margin-bottom="0in" fo:line-height="100%"/>
    </style:style>
    <style:style style:name="T28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88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/>
    </style:style>
    <style:style style:name="T28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90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29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92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293" style:parent-style-name="Основнойшрифтабзаца" style:family="text">
      <style:text-properties style:font-name="Cascadia Mono" style:font-name-complex="Cascadia Mono" fo:color="#9E5B71" fo:font-size="9.5pt" style:font-size-asian="9.5pt" style:font-size-complex="9.5pt" fo:background-color="#FFFFFF"/>
    </style:style>
    <style:style style:name="T294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29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296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29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298" style:parent-style-name="Обычный" style:family="paragraph">
      <style:paragraph-properties style:text-autospace="none" fo:margin-bottom="0in" fo:line-height="100%"/>
    </style:style>
    <style:style style:name="T29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30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01" style:parent-style-name="Обычный" style:family="paragraph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02" style:parent-style-name="Обычный" style:family="paragraph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03" style:parent-style-name="Обычный" style:family="paragraph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04" style:parent-style-name="Обычный" style:family="paragraph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05" style:parent-style-name="Обычный" style:family="paragraph">
      <style:text-properties style:font-name-complex="Calibri" fo:color="#000000" style:font-size-complex="9.5pt" fo:background-color="#FFFFFF" fo:language="en" fo:country="US"/>
    </style:style>
    <style:style style:name="P306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0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0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09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10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1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12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13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1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15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P316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17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1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1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2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21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22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23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2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2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326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2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328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/>
    </style:style>
    <style:style style:name="T32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330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33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332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3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33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3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36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33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38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33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40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4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4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4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44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45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4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47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4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4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50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51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52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5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54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55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56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357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58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35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60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6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62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T36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64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65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66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67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6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69" style:parent-style-name="Основнойшрифтабзаца" style:family="text">
      <style:text-properties style:font-name="Cascadia Mono" style:font-name-complex="Cascadia Mono" fo:color="#0000FF" fo:font-size="9.5pt" style:font-size-asian="9.5pt" style:font-size-complex="9.5pt" fo:background-color="#FFFFFF" fo:language="en" fo:country="US"/>
    </style:style>
    <style:style style:name="P370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71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72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language="en" fo:country="US" fo:hyphenate="true"/>
    </style:style>
    <style:style style:name="P373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74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75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 fo:language="en" fo:country="US"/>
    </style:style>
    <style:style style:name="T37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P377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7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 fo:language="en" fo:country="US"/>
    </style:style>
    <style:style style:name="T379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380" style:parent-style-name="Обычный" style:family="paragraph">
      <style:paragraph-properties style:text-autospace="none" style:vertical-align="auto" fo:margin-bottom="0in" fo:line-height="100%"/>
      <style:text-properties fo:hyphenate="true"/>
    </style:style>
    <style:style style:name="T38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382" style:parent-style-name="Основнойшрифтабзаца" style:family="text">
      <style:text-properties style:font-name="Cascadia Mono" style:font-name-complex="Cascadia Mono" fo:color="#2B91AF" fo:font-size="9.5pt" style:font-size-asian="9.5pt" style:font-size-complex="9.5pt" fo:background-color="#FFFFFF"/>
    </style:style>
    <style:style style:name="T383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384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385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386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T387" style:parent-style-name="Основнойшрифтабзаца" style:family="text">
      <style:text-properties style:font-name="Cascadia Mono" style:font-name-complex="Cascadia Mono" fo:color="#A31515" fo:font-size="9.5pt" style:font-size-asian="9.5pt" style:font-size-complex="9.5pt" fo:background-color="#FFFFFF"/>
    </style:style>
    <style:style style:name="T388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  <style:style style:name="P389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hyphenate="true"/>
    </style:style>
    <style:style style:name="P390" style:parent-style-name="Обычный" style:family="paragraph">
      <style:paragraph-properties style:text-autospace="none" style:vertical-align="auto" fo:margin-bottom="0in" fo:line-height="100%"/>
      <style:text-properties style:font-name="Cascadia Mono" style:font-name-complex="Cascadia Mono" fo:color="#000000" fo:font-size="9.5pt" style:font-size-asian="9.5pt" style:font-size-complex="9.5pt" fo:background-color="#FFFFFF" fo:hyphenate="true"/>
    </style:style>
    <style:style style:name="T391" style:parent-style-name="Основнойшрифтабзаца" style:family="text">
      <style:text-properties style:font-name="Cascadia Mono" style:font-name-complex="Cascadia Mono" fo:color="#000000" fo:font-size="9.5pt" style:font-size-asian="9.5pt" style:font-size-complex="9.5pt" fo:background-color="#FFFFFF"/>
    </style:style>
  </office:automatic-styles>
  <office:body>
    <office:text text:use-soft-page-breaks="true">
      <text:p text:style-name="P1">//№1</text:p>
      <text:p text:style-name="P2"><text:span text:style-name="T3">using</text:span><text:span text:style-name="T4"><text:s/>System;</text:span></text:p>
      <text:p text:style-name="P5"><text:span text:style-name="T6">using</text:span><text:span text:style-name="T7"><text:s/>System.Reflection.Emit;</text:span></text:p>
      <text:p text:style-name="P8"><text:span text:style-name="T9">class</text:span><text:span text:style-name="T10"><text:s/></text:span><text:span text:style-name="T11">Program</text:span></text:p>
      <text:p text:style-name="P12">{</text:p>
      <text:p text:style-name="P13"><text:span text:style-name="T14"><text:s text:c="4"/></text:span><text:span text:style-name="T15">static</text:span><text:span text:style-name="T16"><text:s/></text:span><text:span text:style-name="T17">void</text:span><text:span text:style-name="T18"><text:s/>Main()</text:span></text:p>
      <text:p text:style-name="P19"><text:span text:style-name="T20"><text:s text:c="4"/></text:span><text:span text:style-name="T21">{</text:span></text:p>
      <text:p text:style-name="P22"><text:span text:style-name="T23"><text:s text:c="8"/></text:span><text:span text:style-name="T24">Console</text:span><text:span text:style-name="T25">.Write(</text:span><text:span text:style-name="T26">"Введите число эл-тов(&gt;=3): "</text:span><text:span text:style-name="T27">);</text:span></text:p>
      <text:p text:style-name="P28"><text:span text:style-name="T29"><text:s text:c="8"/></text:span><text:span text:style-name="T30">int</text:span><text:span text:style-name="T31"><text:s/>amount =<text:s/></text:span><text:span text:style-name="T32">Convert</text:span><text:span text:style-name="T33">.ToInt32(</text:span><text:span text:style-name="T34">Console</text:span><text:span text:style-name="T35">.ReadLine());</text:span></text:p>
      <text:p text:style-name="P36"><text:span text:style-name="T37"><text:s text:c="8"/></text:span><text:span text:style-name="T38">int</text:span><text:span text:style-name="T39"><text:s/>cnt = 0;</text:span></text:p>
      <text:p text:style-name="P40"><text:span text:style-name="T41"><text:s text:c="8"/></text:span><text:span text:style-name="T42">int</text:span><text:span text:style-name="T43"><text:s/>first =<text:s/></text:span><text:span text:style-name="T44">Convert</text:span><text:span text:style-name="T45">.ToInt32(</text:span><text:span text:style-name="T46">Console</text:span><text:span text:style-name="T47">.ReadLine());</text:span></text:p>
      <text:p text:style-name="P48"><text:span text:style-name="T49"><text:s text:c="8"/></text:span><text:span text:style-name="T50">int</text:span><text:span text:style-name="T51"><text:s/>second =<text:s/></text:span><text:span text:style-name="T52">Convert</text:span><text:span text:style-name="T53">.ToInt32(</text:span><text:span text:style-name="T54">Console</text:span><text:span text:style-name="T55">.ReadLine());</text:span></text:p>
      <text:p text:style-name="P56"><text:span text:style-name="T57"><text:s text:c="8"/></text:span><text:span text:style-name="T58">int</text:span><text:span text:style-name="T59"><text:s/>third =<text:s/></text:span><text:span text:style-name="T60">Convert</text:span><text:span text:style-name="T61">.ToInt32(</text:span><text:span text:style-name="T62">Console</text:span><text:span text:style-name="T63">.ReadLine());</text:span></text:p>
      <text:p text:style-name="P64"/>
      <text:p text:style-name="P65"><text:span text:style-name="T66"><text:s text:c="8"/></text:span><text:span text:style-name="T67">if</text:span><text:span text:style-name="T68"><text:s/>(first &lt; <text:s/>second &amp;&amp;<text:s/></text:span><text:span text:style-name="T69">second &lt; third)</text:span></text:p>
      <text:p text:style-name="P70"><text:s text:c="8"/>{</text:p>
      <text:p text:style-name="P71"><text:s text:c="12"/>cnt++;</text:p>
      <text:p text:style-name="P72"><text:s text:c="8"/>}</text:p>
      <text:p text:style-name="P73"/>
      <text:p text:style-name="P74"><text:span text:style-name="T75"><text:s text:c="8"/></text:span><text:span text:style-name="T76">for</text:span><text:span text:style-name="T77"><text:s/>(</text:span><text:span text:style-name="T78">int</text:span><text:span text:style-name="T79"><text:s/>i = 0; i &lt; amount-3; i++)</text:span></text:p>
      <text:p text:style-name="P80"><text:s text:c="8"/>{</text:p>
      <text:p text:style-name="P81"><text:span text:style-name="T82"><text:s text:c="12"/></text:span><text:span text:style-name="T83">int</text:span><text:span text:style-name="T84"><text:s/>num =<text:s/></text:span><text:span text:style-name="T85">Convert</text:span><text:span text:style-name="T86">.ToInt32(</text:span><text:span text:style-name="T87">Console</text:span><text:span text:style-name="T88">.ReadLine());</text:span></text:p>
      <text:p text:style-name="P89"><text:s text:c="12"/>first = second;</text:p>
      <text:p text:style-name="P90"><text:s text:c="12"/>second = third;</text:p>
      <text:p text:style-name="P91"><text:s text:c="12"/>third = num;</text:p>
      <text:p text:style-name="P92"/>
      <text:p text:style-name="P93"><text:span text:style-name="T94"><text:s text:c="12"/></text:span><text:span text:style-name="T95">if</text:span><text:span text:style-name="T96"><text:s/>(first &lt; second &amp;&amp; second &lt; third)</text:span></text:p>
      <text:p text:style-name="P97"><text:s text:c="12"/>{</text:p>
      <text:p text:style-name="P98"><text:s text:c="16"/>cnt++;</text:p>
      <text:p text:style-name="P99"><text:s text:c="12"/>}</text:p>
      <text:p text:style-name="P100"><text:s text:c="8"/>}</text:p>
      <text:p text:style-name="P101"><text:span text:style-name="T102"><text:s text:c="8"/></text:span><text:span text:style-name="T103">Console</text:span><text:span text:style-name="T104">.WriteLine(</text:span><text:span text:style-name="T105">$"</text:span><text:span text:style-name="T106">количество</text:span><text:span text:style-name="T107"><text:s/></text:span><text:span text:style-name="T108">локальных</text:span><text:span text:style-name="T109"><text:s/></text:span><text:span text:style-name="T110">минимумов</text:span><text:span text:style-name="T111">:<text:s/></text:span><text:span text:style-name="T112">{cnt}</text:span><text:span text:style-name="T113">"</text:span><text:span text:style-name="T114">);</text:span></text:p>
      <text:p text:style-name="P115"><text:s text:c="8"/></text:p>
      <text:p text:style-name="P116"><text:span text:style-name="T117"><text:s text:c="4"/></text:span><text:span text:style-name="T118">} <text:s/></text:span></text:p>
      <text:p text:style-name="Обычный"><text:span text:style-name="T119">}</text:span></text:p>
      <text:p text:style-name="P120"/>
      <text:p text:style-name="P121"/>
      <text:p text:style-name="P122"/>
      <text:p text:style-name="P123">//№2</text:p>
      <text:p text:style-name="P124"><text:span text:style-name="T125">using</text:span><text:span text:style-name="T126"><text:s/>System;</text:span></text:p>
      <text:p text:style-name="P127"><text:span text:style-name="T128">using</text:span><text:span text:style-name="T129"><text:s/>System.Reflection.Emit;</text:span></text:p>
      <text:p text:style-name="P130"><text:span text:style-name="T131">class</text:span><text:span text:style-name="T132"><text:s/></text:span><text:span text:style-name="T133">Program</text:span></text:p>
      <text:p text:style-name="P134">{</text:p>
      <text:p text:style-name="P135"><text:span text:style-name="T136"><text:s text:c="4"/></text:span><text:span text:style-name="T137">static</text:span><text:span text:style-name="T138"><text:s/></text:span><text:span text:style-name="T139">void</text:span><text:span text:style-name="T140"><text:s/>Main()</text:span></text:p>
      <text:p text:style-name="P141"><text:span text:style-name="T142"><text:s text:c="4"/></text:span><text:span text:style-name="T143">{</text:span></text:p>
      <text:p text:style-name="P144"><text:span text:style-name="T145"><text:s text:c="8"/></text:span><text:span text:style-name="T146">Console</text:span><text:span text:style-name="T147">.Write(</text:span><text:span text:style-name="T148">"Введите число эл-тов</text:span><text:span text:style-name="T149">(</text:span><text:span text:style-name="T150">&gt;=3)</text:span><text:span text:style-name="T151">: "</text:span><text:span text:style-name="T152">);</text:span></text:p>
      <text:p text:style-name="P153"><text:span text:style-name="T154"><text:s text:c="8"/></text:span><text:span text:style-name="T155">int</text:span><text:span text:style-name="T156"><text:s/>amount =<text:s/></text:span><text:span text:style-name="T157">Convert</text:span><text:span text:style-name="T158">.ToInt32(</text:span><text:span text:style-name="T159">Console</text:span><text:span text:style-name="T160">.ReadLine());</text:span></text:p>
      <text:p text:style-name="P161"><text:span text:style-name="T162"><text:s text:c="8"/></text:span><text:span text:style-name="T163">int</text:span><text:span text:style-name="T164"><text:s/>cnt = 0;</text:span></text:p>
      <text:p text:style-name="P165"><text:span text:style-name="T166"><text:s text:c="8"/></text:span><text:span text:style-name="T167">for</text:span><text:span text:style-name="T168"><text:s/>(</text:span><text:span text:style-name="T169">int</text:span><text:span text:style-name="T170"><text:s/>i = 0; i &lt; amount; i++)</text:span></text:p>
      <text:p text:style-name="P171"><text:s text:c="8"/>{</text:p>
      <text:p text:style-name="P172"><text:span text:style-name="T173"><text:s text:c="12"/></text:span><text:span text:style-name="T174">int</text:span><text:span text:style-name="T175"><text:s/>two =<text:s/></text:span><text:span text:style-name="T176">Convert</text:span><text:span text:style-name="T177">.ToInt32(</text:span><text:span text:style-name="T178">Console</text:span><text:span text:style-name="T179">.ReadLine());</text:span></text:p>
      <text:p text:style-name="P180"><text:span text:style-name="T181"><text:s text:c="12"/>two =<text:s/></text:span><text:span text:style-name="T182">Math</text:span><text:span text:style-name="T183">.Abs(two);</text:span></text:p>
      <text:p text:style-name="P184"><text:span text:style-name="T185"><text:s text:c="12"/></text:span><text:span text:style-name="T186">if</text:span><text:span text:style-name="T187"><text:s/>(two % 10 == 2)</text:span></text:p>
      <text:p text:style-name="P188"><text:span text:style-name="T189"><text:s text:c="16"/></text:span><text:span text:style-name="T190">cnt += 1;</text:span></text:p>
      <text:p text:style-name="P191"><text:s text:c="8"/>}</text:p>
      <text:p text:style-name="P192"><text:span text:style-name="T193"><text:s text:c="8"/></text:span><text:span text:style-name="T194">Console</text:span><text:span text:style-name="T195">.WriteLine(</text:span><text:span text:style-name="T196">$"число эл-тов, которые оканчиваются на 2:<text:s/></text:span><text:span text:style-name="T197">{cnt}</text:span><text:span text:style-name="T198">"</text:span><text:span text:style-name="T199">);</text:span></text:p>
      <text:p text:style-name="P200"><text:span text:style-name="T201"><text:s text:c="4"/></text:span><text:span text:style-name="T202">} <text:s/></text:span></text:p>
      <text:p text:style-name="Обычный"><text:span text:style-name="T203">}</text:span></text:p>
      <text:p text:style-name="P204"/>
      <text:soft-page-break/>
      <text:p text:style-name="P205">//№3</text:p>
      <text:p text:style-name="P206"><text:span text:style-name="T207">using</text:span><text:span text:style-name="T208"><text:s/>System;</text:span></text:p>
      <text:p text:style-name="P209"><text:span text:style-name="T210">using</text:span><text:span text:style-name="T211"><text:s/></text:span><text:span text:style-name="T212">System.Reflection.Emit;</text:span></text:p>
      <text:p text:style-name="P213"><text:span text:style-name="T214">class</text:span><text:span text:style-name="T215"><text:s/></text:span><text:span text:style-name="T216">Program</text:span></text:p>
      <text:p text:style-name="P217">{</text:p>
      <text:p text:style-name="P218"><text:span text:style-name="T219"><text:s text:c="4"/></text:span><text:span text:style-name="T220">public</text:span><text:span text:style-name="T221"><text:s/></text:span><text:span text:style-name="T222">static</text:span><text:span text:style-name="T223"><text:s/></text:span><text:span text:style-name="T224">void</text:span><text:span text:style-name="T225"><text:s/>Main()</text:span></text:p>
      <text:p text:style-name="P226"><text:span text:style-name="T227"><text:s text:c="4"/></text:span><text:span text:style-name="T228">{</text:span></text:p>
      <text:p text:style-name="P229"><text:span text:style-name="T230"><text:s text:c="8"/></text:span><text:span text:style-name="T231">Console</text:span><text:span text:style-name="T232">.Write(</text:span><text:span text:style-name="T233">"Введите число эл-тов(&gt;=3): "</text:span><text:span text:style-name="T234">);</text:span></text:p>
      <text:p text:style-name="P235"><text:span text:style-name="T236"><text:s text:c="8"/></text:span><text:span text:style-name="T237">int</text:span><text:span text:style-name="T238"><text:s/>amount =<text:s/></text:span><text:span text:style-name="T239">Convert</text:span><text:span text:style-name="T240">.ToInt32(</text:span><text:span text:style-name="T241">Console</text:span><text:span text:style-name="T242">.ReadLine());</text:span></text:p>
      <text:p text:style-name="P243"><text:span text:style-name="T244"><text:s text:c="8"/></text:span><text:span text:style-name="T245">int</text:span><text:span text:style-name="T246"><text:s/>max1 =-100000;<text:s/></text:span><text:span text:style-name="T247">int</text:span><text:span text:style-name="T248"><text:s/>max2 = -100000;</text:span></text:p>
      <text:p text:style-name="P249"><text:span text:style-name="T250"><text:s text:c="8"/></text:span><text:span text:style-name="T251">for</text:span><text:span text:style-name="T252"><text:s/>(</text:span><text:span text:style-name="T253">int</text:span><text:span text:style-name="T254"><text:s/>i =<text:s/></text:span><text:span text:style-name="T255">0; i &lt; amount; i++)</text:span></text:p>
      <text:p text:style-name="P256"><text:s text:c="8"/>{</text:p>
      <text:p text:style-name="P257"><text:span text:style-name="T258"><text:s text:c="12"/></text:span><text:span text:style-name="T259">int</text:span><text:span text:style-name="T260"><text:s/>num =<text:s/></text:span><text:span text:style-name="T261">Convert</text:span><text:span text:style-name="T262">.ToInt32(</text:span><text:span text:style-name="T263">Console</text:span><text:span text:style-name="T264">.ReadLine());</text:span></text:p>
      <text:p text:style-name="P265"><text:span text:style-name="T266"><text:s text:c="12"/></text:span><text:span text:style-name="T267">if</text:span><text:span text:style-name="T268"><text:s/>(num &gt;= max1)</text:span></text:p>
      <text:p text:style-name="P269"><text:s text:c="12"/>{</text:p>
      <text:p text:style-name="P270"><text:s text:c="16"/>max2 = max1;</text:p>
      <text:p text:style-name="P271"><text:s text:c="16"/>max1 = num;</text:p>
      <text:p text:style-name="P272"><text:s text:c="12"/>}</text:p>
      <text:p text:style-name="P273"><text:span text:style-name="T274"><text:s text:c="12"/></text:span><text:span text:style-name="T275">else</text:span></text:p>
      <text:p text:style-name="P276"><text:s text:c="12"/>{</text:p>
      <text:p text:style-name="P277"><text:span text:style-name="T278"><text:s text:c="16"/>max2 =</text:span><text:span text:style-name="T279"><text:s/></text:span><text:span text:style-name="T280">Math</text:span><text:span text:style-name="T281">.Max(max2, num);</text:span></text:p>
      <text:p text:style-name="P282"><text:span text:style-name="T283"><text:s text:c="12"/></text:span><text:span text:style-name="T284">}</text:span></text:p>
      <text:p text:style-name="P285"><text:s text:c="8"/>}</text:p>
      <text:p text:style-name="P286"><text:span text:style-name="T287"><text:s text:c="8"/></text:span><text:span text:style-name="T288">Console</text:span><text:span text:style-name="T289">.WriteLine(</text:span><text:span text:style-name="T290">$"первое максимальное число:<text:s/></text:span><text:span text:style-name="T291">{max1}</text:span><text:span text:style-name="T292"><text:s/></text:span><text:span text:style-name="T293">\n</text:span><text:span text:style-name="T294">второе наибольшее число:<text:s/></text:span><text:span text:style-name="T295">{max2}</text:span><text:span text:style-name="T296">"</text:span><text:span text:style-name="T297">);</text:span></text:p>
      <text:p text:style-name="P298"><text:span text:style-name="T299"><text:s text:c="4"/></text:span><text:span text:style-name="T300">}</text:span></text:p>
      <text:p text:style-name="P301">}</text:p>
      <text:p text:style-name="P302"/>
      <text:p text:style-name="P303"/>
      <text:p text:style-name="P304"/>
      <text:p text:style-name="P305">//№4</text:p>
      <text:p text:style-name="P306"><text:span text:style-name="T307">using</text:span><text:span text:style-name="T308"><text:s/>System;</text:span></text:p>
      <text:p text:style-name="P309"><text:span text:style-name="T310">using</text:span><text:span text:style-name="T311"><text:s/>System.Reflection.Emit;</text:span></text:p>
      <text:p text:style-name="P312"><text:span text:style-name="T313">class</text:span><text:span text:style-name="T314"><text:s/></text:span><text:span text:style-name="T315">Program</text:span></text:p>
      <text:p text:style-name="P316">{</text:p>
      <text:p text:style-name="P317"><text:span text:style-name="T318"><text:s text:c="4"/></text:span><text:span text:style-name="T319">static</text:span><text:span text:style-name="T320"><text:s/></text:span><text:span text:style-name="T321">void</text:span><text:span text:style-name="T322"><text:s/>Main()</text:span></text:p>
      <text:p text:style-name="P323"><text:span text:style-name="T324"><text:s text:c="4"/></text:span><text:span text:style-name="T325">{</text:span></text:p>
      <text:p text:style-name="P326"><text:span text:style-name="T327"><text:s text:c="8"/></text:span><text:span text:style-name="T328">Console</text:span><text:span text:style-name="T329">.Write(</text:span><text:span text:style-name="T330">"Введите число эл-тов(&gt;=3): "</text:span><text:span text:style-name="T331">);</text:span></text:p>
      <text:p text:style-name="P332"><text:span text:style-name="T333"><text:s text:c="8"/></text:span><text:span text:style-name="T334">int</text:span><text:span text:style-name="T335"><text:s/>amount =<text:s/></text:span><text:span text:style-name="T336">Convert</text:span><text:span text:style-name="T337">.ToInt32(</text:span><text:span text:style-name="T338">Console</text:span><text:span text:style-name="T339">.ReadLine());</text:span></text:p>
      <text:p text:style-name="P340"><text:span text:style-name="T341"><text:s text:c="8"/></text:span><text:span text:style-name="T342">int</text:span><text:span text:style-name="T343"><text:s/>cnt = 0, final = 0;</text:span></text:p>
      <text:p text:style-name="P344"/>
      <text:p text:style-name="P345"><text:span text:style-name="T346"><text:s text:c="8"/></text:span><text:span text:style-name="T347">for</text:span><text:span text:style-name="T348"><text:s/>(</text:span><text:span text:style-name="T349">int</text:span><text:span text:style-name="T350"><text:s/>i = 0; i &lt; amount; i++)</text:span></text:p>
      <text:p text:style-name="P351"><text:s text:c="8"/>{</text:p>
      <text:p text:style-name="P352"><text:span text:style-name="T353"><text:s text:c="12"/></text:span><text:span text:style-name="T354">int</text:span><text:span text:style-name="T355"><text:s/>num =<text:s/></text:span><text:span text:style-name="T356">Convert</text:span><text:span text:style-name="T357">.ToInt32(</text:span><text:span text:style-name="T358">Console</text:span><text:span text:style-name="T359">.ReadLine());</text:span></text:p>
      <text:p text:style-name="P360"><text:span text:style-name="T361"><text:s text:c="12"/></text:span><text:span text:style-name="T362">if</text:span><text:span text:style-name="T363"><text:s/>(num % 2 == 0)</text:span></text:p>
      <text:p text:style-name="P364"><text:s text:c="12"/>{</text:p>
      <text:p text:style-name="P365"><text:s text:c="16"/>cnt++;</text:p>
      <text:p text:style-name="P366"><text:s text:c="12"/>}</text:p>
      <text:p text:style-name="P367"><text:span text:style-name="T368"><text:s text:c="12"/></text:span><text:span text:style-name="T369">else</text:span></text:p>
      <text:p text:style-name="P370"><text:s text:c="12"/>{</text:p>
      <text:p text:style-name="P371"><text:s text:c="16"/>cnt = 0;</text:p>
      <text:p text:style-name="P372"><text:s text:c="12"/>}</text:p>
      <text:p text:style-name="P373"><text:span text:style-name="T374"><text:s text:c="12"/>final =<text:s/></text:span><text:span text:style-name="T375">Math</text:span><text:span text:style-name="T376">.Max(cnt, final);</text:span></text:p>
      <text:p text:style-name="P377"><text:span text:style-name="T378"><text:s text:c="8"/></text:span><text:span text:style-name="T379">}</text:span></text:p>
      <text:p text:style-name="P380"><text:span text:style-name="T381"><text:s text:c="8"/></text:span><text:span text:style-name="T382">Console</text:span><text:span text:style-name="T383">.WriteLine(</text:span><text:span text:style-name="T384">$"максимальная длина четных</text:span><text:span text:style-name="T385"><text:s/>эл-тов:<text:s/></text:span><text:span text:style-name="T386">{final}</text:span><text:span text:style-name="T387">"</text:span><text:span text:style-name="T388">);</text:span></text:p>
      <text:p text:style-name="P389"><text:s text:c="8"/></text:p>
      <text:p text:style-name="P390"><text:s text:c="4"/>} <text:s/></text:p>
      <text:p text:style-name="Обычный"><text:span text:style-name="T391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4-10-22T17:38:00Z</meta:creation-date>
    <dc:date>2024-10-23T16:27:00Z</dc:date>
    <meta:template xlink:href="Normal" xlink:type="simple"/>
    <meta:editing-cycles>6</meta:editing-cycles>
    <meta:editing-duration>PT2820S</meta:editing-duration>
    <meta:document-statistic meta:page-count="2" meta:paragraph-count="5" meta:word-count="409" meta:character-count="2741" meta:row-count="19" meta:non-whitespace-character-count="2337"/>
  </office:meta>
</office:document-meta>
</file>